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ON CONCURRENTE CON JAVA9</text:p>
      <text:p text:style-name="P1"/>
      <text:p text:style-name="P3">CONCURRENCIA VS PARALELISMO</text:p>
      <text:p text:style-name="P3"/>
      <text:p text:style-name="P2">El ejemplo mas usado para explicar la concurrencia trata cuando se tiene mas de una tarea con un solo procesador <text:s/>con un solo nucleo. En este caso, el programador de tareas del sistema operativo cambia rapidamente <text:s/>de una tarea a otra, por lo que parece que todas las tareas se ejecutan simultaneamente. </text:p>
      <text:p text:style-name="P2"/>
      <text:p text:style-name="P2">La definicion de paralelismo es similar al de concurrencia, como cuando uno tiene mas de una tarea ejecutandose simultaneamente en diferentes computadoras, procesadores o nucleos dentro de <text:s/>un procesador. </text:p>
      <text:p text:style-name="P2"/>
      <text:p text:style-name="P2">Otra definicion de concurrencia es cuando se tiene mas de una tarea (tareas diferentes) que se ejecutan simultaneamente en tu sistema. Por otro lado, el paralelismo es cuando tienes diferentes instancias de la misma tarea que se ejecutan simultaneamente sobre diferentes partes de un conjunto de datos.</text:p>
      <text:p text:style-name="P2"/>
      <text:p text:style-name="P2">La ultima definicion del paralelismo cuando tienes mas de una tarea que se ejecutan simultaneamente en tu sistema y se habla de concurrencia como una forma de explicar <text:s/>las diferentes tecnicas y mecanismos que el programador debe sincronizar <text:s/>con las tareas y su acceso a los recursos compartidos.</text:p>
      <text:p text:style-name="P2"/>
      <text:p text:style-name="P3">SINCRONIZACION</text:p>
      <text:p text:style-name="P3"/>
      <text:p text:style-name="P2">La sincronizacion en concurrencia se refiere a la coordinacion de dos o mas tareas para obtener los resultados deseados. Tenemos dos tipos de sincronizacion:</text:p>
      <text:p text:style-name="P2"/>
      <text:p text:style-name="P3">* Sincronizacion de Control : <text:span text:style-name="T1">Cuando una tarea depende del final de otra, la segunda tarea no puede comenzar antes de que la primera haya finaliz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2-17T16:37:43.68</meta:creation-date>
    <dc:date>2018-02-17T22:23:12.13</dc:date>
    <dc:creator>cv </dc:creator>
    <meta:editing-duration>PT5H30M15S</meta:editing-duration>
    <meta:editing-cycles>3</meta:editing-cycles>
    <meta:generator>OpenOffice/4.1.4$Win32 OpenOffice.org_project/414m5$Build-9788</meta:generator>
    <meta:document-statistic meta:table-count="0" meta:image-count="0" meta:object-count="0" meta:page-count="1" meta:paragraph-count="9" meta:word-count="234" meta:character-count="1488"/>
  </office:meta>
</office:document-meta>
</file>